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ext:span>This Widget allows us to select one or two values from the list by moving the knob on the slider.</text:span></text:p><text:p text:style-name="Standard"/><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can be selected.</text:span></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can be selected.</text:span></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lider mode options:</text:span></text:p><text:p text:style-name="Standard"/><text:list xml:id="list_Slider (LVGL)7" text:style-name="List_20_1">
                    <text:list-item>
                            <text:p text:style-name="List_20_1_20_Start">
                            <text:span><text:span text:style-name="backtick">NORMAL</text:span><text:span> – A normal slider.</text:span></text:span>
                            </text:p>
                        </text:list-item>
                        
<text:list-item>
                            <text:p text:style-name="List_20_1">
                            <text:span><text:span text:style-name="backtick">SYMMETRICAL</text:span><text:span> – Draw the indicator form the zero value to current value. Requires negative minimum range and positive maximum range.</text:span></text:span>
                            </text:p>
                        </text:list-item>
                        
<text:list-item>
                            <text:p text:style-name="List_20_1_20_End">
                            <text:span><text:span text:style-name="backtick">RANGE</text:span><text:span> – Allows setting the start value (</text:span><text:span text:style-name="backtick">Value left</text:span><text:span> property) and end value (</text:span><text:span text:style-name="backtick">Value</text:span><text:span> property).</text:span></text:span>
                            </text:p>
                        </text:list-item>
                        
                </text:list>,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selected value on the slider. If </text:span><text:span text:style-name="backtick">RANGE</text:span><text:span> mode is selected then this is selected end value on the slider.</text:span></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text:span><text:span> can be variable in which the selected value will be stored.</text:span></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text:span>If </text:span><text:span text:style-name="backtick">RANGE</text:span><text:span> mode is selected then this is selected start value on the slider.</text:span></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 left</text:span><text:span> can be variable in which the selected start value will be stor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lider (LVGL)17"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lider (LVGL)20"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lider (LVGL)23"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lider (LVGL)26"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Slider (LVGL)29" text:continue-numbering="true" text:continue-list="list_Slider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Slider (LVGL)30" text:continue-numbering="true" text:continue-list="list_Slider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Slider (LVGL)31" text:continue-numbering="true" text:continue-list="list_Slider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Slider (LVGL)32" text:continue-numbering="true" text:continue-list="list_Slider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Slider (LVGL)33" text:continue-numbering="true" text:continue-list="list_Slider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Slider (LVGL)34" text:continue-numbering="true" text:continue-list="list_Slider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Slider (LVGL)35" text:continue-numbering="true" text:continue-list="list_Slider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Slider (LVGL)36" text:continue-numbering="true" text:continue-list="list_Slider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Slider (LVGL)37" text:continue-numbering="true" text:continue-list="list_Slider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Slider (LVGL)38" text:continue-numbering="true" text:continue-list="list_Slider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Slider (LVGL)39" text:continue-numbering="true" text:continue-list="list_Slider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Slider (LVGL)40" text:continue-numbering="true" text:continue-list="list_Slider (LVGL)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Slider (LVGL)41" text:continue-numbering="true" text:continue-list="list_Slider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Slider (LVGL)42" text:continue-numbering="true" text:continue-list="list_Slider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Slider (LVGL)43" text:continue-numbering="true" text:continue-list="list_Slider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Slider (LVGL)44" text:continue-numbering="true" text:continue-list="list_Slider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Slider (LVGL)45" text:continue-numbering="true" text:continue-list="list_Slider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Slider (LVGL)46" text:continue-numbering="true" text:continue-list="list_Slider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Slider (LVGL)47" text:continue-numbering="true" text:continue-list="list_Slider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Slider (LVGL)48" text:continue-numbering="true" text:continue-list="list_Slider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Slider (LVGL)49" text:continue-numbering="true" text:continue-list="list_Slider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Slider (LVGL)50" text:continue-numbering="true" text:continue-list="list_Slider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1" text:continue-numbering="true" text:continue-list="list_Slider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Slider (LVGL)52" text:continue-numbering="true" text:continue-list="list_Slider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Slider (LVGL)53" text:continue-numbering="true" text:continue-list="list_Slider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Slider (LVGL)54" text:continue-numbering="true" text:continue-list="list_Slider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Slider (LVGL)55" text:continue-numbering="true" text:continue-list="list_Slider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Slider (LVGL)56" text:continue-numbering="true" text:continue-list="list_Slider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7" text:continue-numbering="true" text:continue-list="list_Slider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LVGL)5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59" text:continue-numbering="true" text:continue-list="list_Slider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lider (LVGL)60" text:continue-numbering="true" text:continue-list="list_Slider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lider (LVGL)61" text:continue-numbering="true" text:continue-list="list_Slider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